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7c740" officeooo:paragraph-rsid="0017c740" style:font-size-asian="10.5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officeooo:paragraph-rsid="001c0dc3"/>
    </style:style>
    <style:style style:name="P5" style:family="paragraph" style:parent-style-name="Standard" style:list-style-name="L1">
      <style:text-properties officeooo:paragraph-rsid="001c0dc3"/>
    </style:style>
    <style:style style:name="P6" style:family="paragraph" style:parent-style-name="Standard" style:list-style-name="L1">
      <style:text-properties fo:language="de" fo:country="DE" officeooo:rsid="00186b12" officeooo:paragraph-rsid="00186b12" style:font-size-asian="10.5pt"/>
    </style:style>
    <style:style style:name="P7" style:family="paragraph" style:parent-style-name="Standard" style:list-style-name="L1">
      <style:text-properties fo:language="de" fo:country="DE" officeooo:rsid="00186b12" officeooo:paragraph-rsid="001e9515" style:font-size-asian="10.5pt"/>
    </style:style>
    <style:style style:name="P8" style:family="paragraph" style:parent-style-name="Standard">
      <style:text-properties fo:language="de" fo:country="DE" officeooo:rsid="00186b12" officeooo:paragraph-rsid="00186b12" style:font-size-asian="10.5pt"/>
    </style:style>
    <style:style style:name="P9" style:family="paragraph" style:parent-style-name="Standard" style:list-style-name="L1">
      <style:text-properties fo:language="de" fo:country="DE" officeooo:rsid="0019496c" officeooo:paragraph-rsid="0019496c" style:font-size-asian="10.5pt"/>
    </style:style>
    <style:style style:name="P10" style:family="paragraph" style:parent-style-name="Standard" style:list-style-name="L1">
      <style:text-properties fo:language="de" fo:country="DE" officeooo:rsid="0019496c" officeooo:paragraph-rsid="001e9515" style:font-size-asian="10.5pt"/>
    </style:style>
    <style:style style:name="P11" style:family="paragraph" style:parent-style-name="Standard" style:list-style-name="L1">
      <style:text-properties fo:language="de" fo:country="DE" officeooo:rsid="0035d2e4" officeooo:paragraph-rsid="0035d2e4" style:font-size-asian="10.5pt"/>
    </style:style>
    <style:style style:name="P12" style:family="paragraph" style:parent-style-name="Standard" style:list-style-name="L1">
      <style:text-properties fo:language="de" fo:country="DE" officeooo:rsid="00282440" officeooo:paragraph-rsid="002bd303" style:font-size-asian="10.5pt"/>
    </style:style>
    <style:style style:name="P13" style:family="paragraph" style:parent-style-name="Standard" style:list-style-name="L1">
      <style:text-properties fo:language="de" fo:country="DE" officeooo:rsid="002bd303" officeooo:paragraph-rsid="002bd303" style:font-size-asian="10.5pt"/>
    </style:style>
    <style:style style:name="P14" style:family="paragraph" style:parent-style-name="Standard" style:list-style-name="L1">
      <style:text-properties fo:language="de" fo:country="DE" officeooo:rsid="001dd292" officeooo:paragraph-rsid="001dd292" style:font-size-asian="10.5pt"/>
    </style:style>
    <style:style style:name="P15" style:family="paragraph" style:parent-style-name="Standard" style:list-style-name="L1">
      <style:text-properties fo:language="de" fo:country="DE" officeooo:rsid="001a270c" officeooo:paragraph-rsid="001a270c" style:font-size-asian="10.5pt"/>
    </style:style>
    <style:style style:name="P16" style:family="paragraph" style:parent-style-name="Standard" style:list-style-name="L1">
      <style:text-properties fo:language="de" fo:country="DE" officeooo:rsid="0010df9c" officeooo:paragraph-rsid="0010df9c" style:font-size-asian="10.5pt"/>
    </style:style>
    <style:style style:name="P17" style:family="paragraph" style:parent-style-name="Standard" style:list-style-name="L1">
      <style:text-properties fo:language="de" fo:country="DE" officeooo:rsid="0010df9c" officeooo:paragraph-rsid="0024230c" style:font-size-asian="10.5pt"/>
    </style:style>
    <style:style style:name="P18" style:family="paragraph" style:parent-style-name="Standard" style:list-style-name="L1">
      <style:text-properties fo:language="de" fo:country="DE" officeooo:rsid="0010df9c" officeooo:paragraph-rsid="00269f1f" style:font-size-asian="10.5pt"/>
    </style:style>
    <style:style style:name="P19" style:family="paragraph" style:parent-style-name="Standard" style:list-style-name="L1">
      <style:text-properties fo:language="de" fo:country="DE" officeooo:rsid="0010df9c" officeooo:paragraph-rsid="003c69ed" style:font-size-asian="10.5pt"/>
    </style:style>
    <style:style style:name="P20" style:family="paragraph" style:parent-style-name="Standard" style:list-style-name="L1">
      <style:text-properties fo:language="de" fo:country="DE" officeooo:rsid="0024230c" officeooo:paragraph-rsid="0024230c" style:font-size-asian="10.5pt"/>
    </style:style>
    <style:style style:name="P21" style:family="paragraph" style:parent-style-name="Standard" style:list-style-name="L1">
      <style:text-properties fo:language="de" fo:country="DE" officeooo:rsid="00245579" officeooo:paragraph-rsid="00245579" style:font-size-asian="10.5pt"/>
    </style:style>
    <style:style style:name="P22" style:family="paragraph" style:parent-style-name="Standard" style:list-style-name="L1">
      <style:text-properties fo:language="de" fo:country="DE" officeooo:rsid="0024b74c" officeooo:paragraph-rsid="00269f1f" style:font-size-asian="10.5pt"/>
    </style:style>
    <style:style style:name="P23" style:family="paragraph" style:parent-style-name="Standard" style:list-style-name="L1">
      <style:text-properties fo:language="de" fo:country="DE" officeooo:rsid="0011bb35" officeooo:paragraph-rsid="002ccda3" style:font-size-asian="10.5pt"/>
    </style:style>
    <style:style style:name="P24" style:family="paragraph" style:parent-style-name="Standard" style:list-style-name="L1">
      <style:text-properties fo:language="de" fo:country="DE" officeooo:rsid="0011bb35" officeooo:paragraph-rsid="0011bb35" style:font-size-asian="10.5pt"/>
    </style:style>
    <style:style style:name="P25" style:family="paragraph" style:parent-style-name="Standard" style:list-style-name="L1">
      <style:text-properties fo:language="de" fo:country="DE" officeooo:rsid="0011bb35" officeooo:paragraph-rsid="002b070f" style:font-size-asian="10.5pt"/>
    </style:style>
    <style:style style:name="P26" style:family="paragraph" style:parent-style-name="Standard" style:list-style-name="L1">
      <style:text-properties fo:language="de" fo:country="DE" officeooo:rsid="00287b58" officeooo:paragraph-rsid="00287b58" style:font-size-asian="10.5pt"/>
    </style:style>
    <style:style style:name="P27" style:family="paragraph" style:parent-style-name="Standard" style:list-style-name="L1">
      <style:text-properties fo:language="de" fo:country="DE" officeooo:rsid="00287b58" officeooo:paragraph-rsid="002a21c4" style:font-size-asian="10.5pt"/>
    </style:style>
    <style:style style:name="P28" style:family="paragraph" style:parent-style-name="Standard" style:list-style-name="L1">
      <style:text-properties fo:language="de" fo:country="DE" officeooo:rsid="002b070f" officeooo:paragraph-rsid="002b070f" style:font-size-asian="10.5pt"/>
    </style:style>
    <style:style style:name="P29" style:family="paragraph" style:parent-style-name="Standard" style:list-style-name="L1">
      <style:text-properties fo:language="de" fo:country="DE" officeooo:rsid="002b070f" officeooo:paragraph-rsid="002c3363" style:font-size-asian="10.5pt"/>
    </style:style>
    <style:style style:name="P30" style:family="paragraph" style:parent-style-name="Standard" style:list-style-name="L1">
      <style:text-properties fo:language="de" fo:country="DE" officeooo:rsid="002ccda3" officeooo:paragraph-rsid="002ccda3" style:font-size-asian="10.5pt"/>
    </style:style>
    <style:style style:name="P31" style:family="paragraph" style:parent-style-name="Standard" style:list-style-name="L1">
      <style:text-properties fo:language="de" fo:country="DE" officeooo:rsid="001318e1" officeooo:paragraph-rsid="001318e1" style:font-size-asian="10.5pt"/>
    </style:style>
    <style:style style:name="P32" style:family="paragraph" style:parent-style-name="Standard" style:list-style-name="L1">
      <style:text-properties fo:language="de" fo:country="DE" officeooo:rsid="001318e1" officeooo:paragraph-rsid="0032d865" style:font-size-asian="10.5pt"/>
    </style:style>
    <style:style style:name="P33" style:family="paragraph" style:parent-style-name="Standard" style:list-style-name="L1">
      <style:text-properties fo:language="de" fo:country="DE" officeooo:rsid="00303e50" officeooo:paragraph-rsid="00303e50" style:font-size-asian="10.5pt"/>
    </style:style>
    <style:style style:name="P34" style:family="paragraph" style:parent-style-name="Standard" style:list-style-name="L1">
      <style:text-properties fo:language="de" fo:country="DE" officeooo:rsid="00142694" officeooo:paragraph-rsid="00142694" style:font-size-asian="10.5pt"/>
    </style:style>
    <style:style style:name="P35" style:family="paragraph" style:parent-style-name="Standard" style:list-style-name="L1">
      <style:text-properties fo:language="de" fo:country="DE" officeooo:rsid="00142694" officeooo:paragraph-rsid="002c1c01" style:font-size-asian="10.5pt"/>
    </style:style>
    <style:style style:name="P36" style:family="paragraph" style:parent-style-name="Standard" style:list-style-name="L1">
      <style:text-properties fo:language="de" fo:country="DE" officeooo:rsid="00142694" officeooo:paragraph-rsid="003ceb07" style:font-size-asian="10.5pt"/>
    </style:style>
    <style:style style:name="P37" style:family="paragraph" style:parent-style-name="Standard" style:list-style-name="L1">
      <style:text-properties fo:language="de" fo:country="DE" officeooo:rsid="00142694" officeooo:paragraph-rsid="003cefef" style:font-size-asian="10.5pt"/>
    </style:style>
    <style:style style:name="P38" style:family="paragraph" style:parent-style-name="Standard" style:list-style-name="L1">
      <style:text-properties fo:language="de" fo:country="DE" officeooo:rsid="003a9e3f" officeooo:paragraph-rsid="003a9e3f" style:font-size-asian="10.5pt"/>
    </style:style>
    <style:style style:name="P39" style:family="paragraph" style:parent-style-name="Standard" style:list-style-name="L1">
      <style:text-properties fo:language="de" fo:country="DE" officeooo:rsid="003c69ed" officeooo:paragraph-rsid="003c69ed" style:font-size-asian="10.5pt"/>
    </style:style>
    <style:style style:name="P40" style:family="paragraph" style:parent-style-name="Standard" style:list-style-name="L1">
      <style:text-properties fo:language="de" fo:country="DE" officeooo:rsid="003ceb07" officeooo:paragraph-rsid="003ceb07" style:font-size-asian="10.5pt"/>
    </style:style>
    <style:style style:name="P41" style:family="paragraph" style:parent-style-name="Standard">
      <style:text-properties fo:language="de" fo:country="DE" officeooo:rsid="003ec974" officeooo:paragraph-rsid="003ec974" style:font-size-asian="10.5pt"/>
    </style:style>
    <style:style style:name="T1" style:family="text">
      <style:text-properties officeooo:rsid="00142694"/>
    </style:style>
    <style:style style:name="T2" style:family="text">
      <style:text-properties officeooo:rsid="0017c740"/>
    </style:style>
    <style:style style:name="T3" style:family="text">
      <style:text-properties officeooo:rsid="0019496c"/>
    </style:style>
    <style:style style:name="T4" style:family="text">
      <style:text-properties fo:language="de" fo:country="DE" officeooo:rsid="001c0dc3" style:font-size-asian="10.5pt"/>
    </style:style>
    <style:style style:name="T5" style:family="text">
      <style:text-properties officeooo:rsid="001e9515"/>
    </style:style>
    <style:style style:name="T6" style:family="text">
      <style:text-properties officeooo:rsid="001f506d"/>
    </style:style>
    <style:style style:name="T7" style:family="text">
      <style:text-properties officeooo:rsid="002c1c01"/>
    </style:style>
    <style:style style:name="T8" style:family="text">
      <style:text-properties officeooo:rsid="002db1e3"/>
    </style:style>
    <style:style style:name="T9" style:family="text">
      <style:text-properties officeooo:rsid="0032089d"/>
    </style:style>
    <style:style style:name="T10" style:family="text">
      <style:text-properties officeooo:rsid="003a9e3f"/>
    </style:style>
    <style:style style:name="T11" style:family="text">
      <style:text-properties officeooo:rsid="003b1d50"/>
    </style:style>
    <style:style style:name="T12" style:family="text">
      <style:text-properties officeooo:rsid="003c69ed"/>
    </style:style>
    <style:style style:name="T13" style:family="text">
      <style:text-properties officeooo:rsid="003ceb07"/>
    </style:style>
    <style:style style:name="T14" style:family="text">
      <style:text-properties officeooo:rsid="003cefef"/>
    </style:style>
    <style:style style:name="T15" style:family="text">
      <style:text-properties officeooo:rsid="003fc6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This document summarizes most of the steps and according jupyter notebooks.</text:p>
      <text:p text:style-name="P8"/>
      <text:list xml:id="list761018439" text:style-name="L1">
        <text:list-item>
          <text:p text:style-name="P6">Clean dataset <text:span text:style-name="T3">[000_feature_creation, 001_remove_outliers_and_subsampling.ipynb]</text:span></text:p>
          <text:list>
            <text:list-item>
              <text:p text:style-name="P6">Check for duplicates</text:p>
            </text:list-item>
            <text:list-item>
              <text:p text:style-name="P9">Filter invalid data</text:p>
              <text:list>
                <text:list-item>
                  <text:p text:style-name="P9">Filter invalid timestamps (year &gt; 2018, year &lt; 2000)</text:p>
                </text:list-item>
                <text:list-item>
                  <text:p text:style-name="P9">Remove cases with invalid rating-levels</text:p>
                </text:list-item>
              </text:list>
            </text:list-item>
            <text:list-item>
              <text:p text:style-name="P9">Remove outliers</text:p>
              <text:list>
                <text:list-item>
                  <text:p text:style-name="P9">Filter score-levels where a different Algorithm is used (having negative features)</text:p>
                </text:list-item>
                <text:list-item>
                  <text:p text:style-name="P11">(<text:span text:style-name="T10">Remove infrequent cases in relevant social dimensions</text:span>)</text:p>
                </text:list-item>
              </text:list>
            </text:list-item>
            <text:list-item>
              <text:p text:style-name="P12">Remove not-possible Score-values</text:p>
            </text:list-item>
          </text:list>
          <text:p text:style-name="P13"/>
          <text:p text:style-name="P13"/>
        </text:list-item>
        <text:list-item>
          <text:p text:style-name="P9">Create new features from <text:span text:style-name="T5">questionaire and </text:span>schufa-auskunft [000_feature_creation]</text:p>
          <text:list>
            <text:list-item>
              <text:p text:style-name="P7">Create features from the questionaire data: </text:p>
              <text:list>
                <text:list-item>
                  <text:p text:style-name="P10">PLZ-Aggregate to 1 digit</text:p>
                </text:list-item>
                <text:list-item>
                  <text:p text:style-name="P10">East-West Feature</text:p>
                </text:list-item>
                <text:list-item>
                  <text:p text:style-name="P10">Convert yearOfBirth to age</text:p>
                </text:list-item>
                <text:list-item>
                  <text:p text:style-name="P10">Create age-class intervals according to zensus 2011</text:p>
                </text:list-item>
                <text:list-item>
                  <text:p text:style-name="P10">Create generation categories from age</text:p>
                </text:list-item>
              </text:list>
            </text:list-item>
            <text:list-item>
              <text:p text:style-name="P9">From table1</text:p>
              <text:list>
                <text:list-item>
                  <text:p text:style-name="P9">Get count of requests about a person</text:p>
                </text:list-item>
                <text:list-item>
                  <text:p text:style-name="P14">Get count of specific domain-requests (eg Banken-, Versandhandel-Score)</text:p>
                </text:list-item>
              </text:list>
            </text:list-item>
            <text:list-item>
              <text:p text:style-name="P15">From text</text:p>
              <text:list>
                <text:list-item>
                  <text:p text:style-name="P14">Compute delta between schufaDate of the first entry of a feature and the date of the SCHUFA-Auskunft</text:p>
                  <text:list>
                    <text:list-item>
                      <text:p text:style-name="P14">Days <text:span text:style-name="T10">since </text:span>first Giro-Activity (giro, business_giro)</text:p>
                    </text:list-item>
                    <text:list-item>
                      <text:p text:style-name="P14">Days <text:span text:style-name="T10">since </text:span>first Credit-Card-Activity (credit_card, business_credit_card)</text:p>
                    </text:list-item>
                    <text:list-item>
                      <text:p text:style-name="P14">Days <text:span text:style-name="T10">since </text:span>first credit (credit_global, line_of_credit, permanent_account, secured_loan, unsecured_loan)</text:p>
                    </text:list-item>
                    <text:list-item>
                      <text:p text:style-name="P38">Days since first credit in last 365 days</text:p>
                    </text:list-item>
                  </text:list>
                </text:list-item>
                <text:list-item>
                  <text:p text:style-name="P15">Get count of each possible feature (schufa-information about a person)</text:p>
                  <text:list>
                    <text:list-item>
                      <text:p text:style-name="P5"><text:span text:style-name="T4">Remove feature from analysis because of too few observations:<text:line-break/></text:span>Features to be <text:span text:style-name="T10">filtered on attribute zero</text:span>:</text:p>
                    </text:list-item>
                  </text:list>
                  <text:p text:style-name="P4">rent_signed -&gt; too few observations </text:p>
                  <text:p text:style-name="P3">insurance_account -&gt; too few observations </text:p>
                  <text:p text:style-name="P3">phone_data -&gt; too few observations </text:p>
                  <text:p text:style-name="P3">(mail_order -&gt; too few observations) </text:p>
                  <text:p text:style-name="P3">settlement_account -&gt; too few observations &amp; negative feature </text:p>
                  <text:p text:style-name="P3">debt_relief -&gt; too few observations &amp; negative feature </text:p>
                  <text:p text:style-name="P3">debt_collection -&gt; negative feature </text:p>
                  <text:p text:style-name="P3">seizure_protection_account -&gt; negative feature </text:p>
                  <text:p text:style-name="P3">undisclosed_assets -&gt; negative feature </text:p>
                  <text:p text:style-name="P2">insufficient_assets -&gt; negative f<text:span text:style-name="T11">eature<text:line-break/></text:span></text:p>
                </text:list-item>
              </text:list>
            </text:list-item>
          </text:list>
        </text:list-item>
        <text:list-item>
          <text:p text:style-name="P16"><text:soft-page-break/>Univariate deskriptive Analyse <text:line-break/><text:span text:style-name="T6">[011_Fragebogen_Soziodemographie_deskriptive_analyse, <text:line-break/>012_SCHUFA_Auskunft_deskriptive_analyse]</text:span></text:p>
          <text:list>
            <text:list-item>
              <text:p text:style-name="P19"><text:span text:style-name="T12">Questionaire</text:span>: <text:span text:style-name="T12">Comparison with German population</text:span></text:p>
              <text:p text:style-name="P19">→ <text:span text:style-name="T12">Which representation biases are present</text:span>?</text:p>
              <text:list>
                <text:list-item>
                  <text:p text:style-name="P39">Frequency Distribution of each variable</text:p>
                </text:list-item>
                <text:list-item>
                  <text:p text:style-name="P20"><text:span text:style-name="T12">Relative frequency distribution in comparison to German population</text:span></text:p>
                </text:list-item>
              </text:list>
            </text:list-item>
            <text:list-item>
              <text:p text:style-name="P16"><text:span text:style-name="T12">SCHUFA report</text:span>: Deskriptive Analyse bzgl. Scores</text:p>
              <text:p text:style-name="P17">→ <text:span text:style-name="T12">Which scores are interessting for our analysis</text:span>?</text:p>
              <text:list>
                <text:list-item>
                  <text:p text:style-name="P39">Frequency of sector and version</text:p>
                </text:list-item>
                <text:list-item>
                  <text:p text:style-name="P39">Frequency of ratings</text:p>
                </text:list-item>
                <text:list-item>
                  <text:p text:style-name="P21"><text:span text:style-name="T12">Frequency of data types </text:span>anschrift, allgemein <text:span text:style-name="T12">per sector, version</text:span></text:p>
                </text:list-item>
                <text:list-item>
                  <text:p text:style-name="P39">Frequency of score-requests per sector, version</text:p>
                  <text:p text:style-name="P22">=&gt; Banken &amp; <text:span text:style-name="T12">Mail order requested often in all versions</text:span></text:p>
                </text:list-item>
                <text:list-item>
                  <text:p text:style-name="P18"><text:span text:style-name="T12">Distribution of sector bank, mail oder per version</text:span><text:line-break/></text:p>
                </text:list-item>
              </text:list>
            </text:list-item>
          </text:list>
        </text:list-item>
        <text:list-item>
          <text:p text:style-name="P23">Bivariate deskriptive Analys<text:span text:style-name="T12">is</text:span><text:line-break/><text:span text:style-name="T6">[011_Fragebogen_Soziodemographie_deskriptive_analyse,<text:line-break/>013_Score_Gruppen_bivariate_analyse_Banken,<text:line-break/>013_Score_Gruppen_bivariate_analyse_Versandhandel]</text:span></text:p>
          <text:list>
            <text:list-item>
              <text:p text:style-name="P24"><text:span text:style-name="T12">Questionnaire</text:span>: <text:span text:style-name="T12">Social dimensions </text:span>&amp; <text:span text:style-name="T12">financial features</text:span><text:line-break/>→ <text:span text:style-name="T12">Assumptions that can be formulated given the data about creditworthiness</text:span></text:p>
              <text:list>
                <text:list-item>
                  <text:p text:style-name="P26"><text:span text:style-name="T12">Distribution of the </text:span>monthly<text:span text:style-name="T12"> i</text:span>ncome <text:span text:style-name="T12">per social dimension </text:span>(boxplot)</text:p>
                </text:list-item>
                <text:list-item>
                  <text:p text:style-name="P27"><text:span text:style-name="T12">Association of </text:span>monthly<text:span text:style-name="T12"> i</text:span>ncome &amp; <text:span text:style-name="T12">social dimension</text:span></text:p>
                </text:list-item>
                <text:list-item>
                  <text:p text:style-name="P26"><text:span text:style-name="T12">Associations between social dimensions </text:span>(barplot)</text:p>
                </text:list-item>
              </text:list>
            </text:list-item>
            <text:list-item>
              <text:p text:style-name="P25"><text:span text:style-name="T12">Social dimensions </text:span>&amp; Score<text:line-break/>→ <text:span text:style-name="T12">Descriptive evaluation of score distribution and different social groups</text:span>. In <text:span text:style-name="T12">which groups is the score unequally distributed</text:span>?<text:span text:style-name="T12"> Is this consistent with our assumptions?</text:span><text:line-break/>→ <text:span text:style-name="T12">Which variables indicate unequality </text:span>in Score?</text:p>
              <text:list>
                <text:list-item>
                  <text:p text:style-name="P28"><text:span text:style-name="T12">Distribution of </text:span>scores <text:span text:style-name="T12">per </text:span>so<text:span text:style-name="T12">cial group </text:span>(boxplot)</text:p>
                </text:list-item>
                <text:list-item>
                  <text:p text:style-name="P29">Asso<text:span text:style-name="T12">c</text:span>iation <text:span text:style-name="T12">between </text:span>Score &amp; <text:span text:style-name="T12">social dimensions</text:span><text:line-break/></text:p>
                </text:list-item>
              </text:list>
            </text:list-item>
          </text:list>
        </text:list-item>
        <text:list-item>
          <text:p text:style-name="P30"><text:span text:style-name="T12">Preprocessing</text:span><text:line-break/>[022_feature_preprocessing]</text:p>
          <text:list>
            <text:list-item>
              <text:p text:style-name="P30">Score-Transformation (Version 2, 3): 1000 – log(10000-score_i)*100</text:p>
            </text:list-item>
            <text:list-item>
              <text:p text:style-name="P30"><text:span text:style-name="T12">Conversion of </text:span>Categorical, Ordinal, Metric Variables</text:p>
            </text:list-item>
            <text:list-item>
              <text:p text:style-name="P23"><text:span text:style-name="T12">Standardization of Ordinal (monthlyIncome) &amp; Metric (SCHUFA-Data, relocation)</text:span><text:line-break/></text:p>
            </text:list-item>
          </text:list>
        </text:list-item>
        <text:list-item>
          <text:p text:style-name="P31">Sub-Sampling <text:span text:style-name="T12">per social dimension </text:span>(<text:span text:style-name="T12">reference</text:span>: <text:span text:style-name="T12">social inequality in Germany</text:span>)<text:line-break/><text:span text:style-name="T8">[023_correlation_analysis_matching_subsampling]</text:span></text:p>
          <text:list>
            <text:list-item>
              <text:p text:style-name="P33"><text:span text:style-name="T12">Correlation analysis</text:span><text:line-break/>→<text:span text:style-name="T12">Which covariates may mediate an effect?</text:span></text:p>
            </text:list-item>
            <text:list-item>
              <text:p text:style-name="P32">Matching: <text:span text:style-name="T12">Obtaining similar distributions of covariates</text:span><text:line-break/>→<text:span text:style-name="T1"> Compare only attributes, that are present in both groups<text:line-break/><text:line-break/></text:span></text:p>
            </text:list-item>
          </text:list>
        </text:list-item>
        <text:list-item>
          <text:p text:style-name="P39">Multivariate analysis</text:p>
          <text:list>
            <text:list-item>
              <text:p text:style-name="P35">Feature Engineering <text:line-break/><text:span text:style-name="T7">[000_feature_creation]</text:span></text:p>
              <text:p text:style-name="P34"><text:soft-page-break/>→ <text:span text:style-name="T12">Which feature may be important</text:span></text:p>
            </text:list-item>
            <text:list-item>
              <text:p text:style-name="P34">Feature Selection <text:line-break/><text:span text:style-name="T8">[024_feature_selection]</text:span><text:line-break/>→ <text:span text:style-name="T13">Accounting for non-linearity in feature to score correlations</text:span></text:p>
            </text:list-item>
            <text:list-item>
              <text:p text:style-name="P40">Parametric approach <text:line-break/>[025_linear_regression_banken<text:span text:style-name="T15">, 025_linear_regression_versandhandel</text:span>]</text:p>
              <text:p text:style-name="P34">→ <text:span text:style-name="T13">Are coefficients of social features different from zero when we depend on the covariates</text:span>?<text:line-break/>→<text:span text:style-name="T9"> How strong is the influence is the influence according to the coefficient?</text:span><text:line-break/>→<text:span text:style-name="T9"> How much variance is explained by the social feature</text:span>? <text:line-break/>→ <text:span text:style-name="T13">Are all social dimensions equally important on all examined sectors and versions?</text:span></text:p>
            </text:list-item>
            <text:list-item>
              <text:p text:style-name="P37"><text:span text:style-name="T13">Non-Parametric approach <text:line-break/>[031_GP_Banken, 031_GP_Versandhandel]</text:span></text:p>
              <text:p text:style-name="P36">→<text:span text:style-name="T2"> Is the feature more relevant than noise? Only feature and with covariates<text:line-break/></text:span>→<text:span text:style-name="T9">How much variance is explained by the social feature</text:span>? </text:p>
            </text:list-item>
            <text:list-item>
              <text:p text:style-name="P40">Visualize the influences<text:line-break/><text:span text:style-name="T15">[041_plot_estimated_biases]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3" meta:paragraph-count="75" meta:word-count="635" meta:character-count="4832" meta:non-whitespace-character-count="4305"/>
  </office:meta>
</office:document-meta>
</file>